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6a36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5"/>
      <text:p text:style-name="P5"/>
      <text:p text:style-name="P5">Di<text:span text:style-name="T3">marts</text:span><text:tab/>2<text:span text:style-name="T5">3</text:span>/09/2<text:span text:style-name="T5">5</text:span></text:p>
      <text:p text:style-name="P3">Comentat </text:p>
      <text:list xml:id="list2279288923467265603" text:style-name="L1">
        <text:list-item>
          <text:p text:style-name="P1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3">mecres</text:span><text:tab/>2<text:span text:style-name="T5">4</text:span>/09/2<text:span text:style-name="T5">5</text:span></text:p>
      <text:p text:style-name="P4"><text:s/></text:p>
      <text:list xml:id="list3201045376350639074" text:style-name="L2">
        <text:list-item>
          <text:p text:style-name="P1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</text:span></text:p>
        </text:list-item>
        <text:list-item>
          <text:p text:style-name="P19">Baixem al taller per comentar el funcionament i la connexió del pont de manómetres. Comentem els components del simulador de fred.</text:p>
        </text:list-item>
      </text:list>
      <text:p text:style-name="P8"/>
      <text:p text:style-name="P8"/>
      <text:p text:style-name="P6">Di<text:span text:style-name="T4">jous<text:tab/></text:span><text:tab/>2<text:span text:style-name="T5">5</text:span>/09/2<text:span text:style-name="T5">5</text:span></text:p>
      <text:p text:style-name="P4"><text:s/></text:p>
      <text:list xml:id="list5668653968413112833" text:style-name="L3">
        <text:list-item>
          <text:p text:style-name="P2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20">Comentat exercici 1.3-1</text:p>
        </text:list-item>
      </text:list>
      <text:p text:style-name="P9"/>
      <text:p text:style-name="P9"/>
      <text:p text:style-name="P6">Di<text:span text:style-name="T4">vendres<text:tab/></text:span>2<text:span text:style-name="T5">6</text:span>/09/2<text:span text:style-name="T5">5</text:span></text:p>
      <text:p text:style-name="P4"><text:s/></text:p>
      <text:list xml:id="list5049953311214651767" text:style-name="L4">
        <text:list-item>
          <text:p text:style-name="P21">Publicat codi d'accès al Classroom</text:p>
        </text:list-item>
        <text:list-item>
          <text:p text:style-name="P23">Treball autònom tasca 1</text:p>
        </text:list-item>
        <text:list-item>
          <text:p text:style-name="P2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10"/>
      <text:p text:style-name="P10"><text:s/></text:p>
      <text:p text:style-name="P7">Di<text:span text:style-name="T3">marts</text:span><text:tab/><text:span text:style-name="T6">30</text:span>/09/2<text:span text:style-name="T5">5</text:span></text:p>
      <text:p text:style-name="P7"/>
      <text:p text:style-name="P15">Baixem al taller, comencem amb <text:a xlink:type="simple" xlink:href="https://paulinoposada.github.io/web_fred/web_fred_25_26/GM/web_documents/apunts.html">pràctica soldadura tova</text:a>.</text:p>
      <text:p text:style-name="P15"/>
      <text:p text:style-name="P15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12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1T19:31:31.772878091</dc:date>
    <meta:editing-duration>PT2H6M12S</meta:editing-duration>
    <meta:editing-cycles>198</meta:editing-cycles>
    <meta:document-statistic meta:table-count="0" meta:image-count="0" meta:object-count="0" meta:page-count="1" meta:paragraph-count="24" meta:word-count="126" meta:character-count="798" meta:non-whitespace-character-count="694"/>
  </office:meta>
</office:document-meta>
</file>